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background-color="#fff200"/>
    </style:style>
    <style:style style:name="P4" style:family="paragraph" style:parent-style-name="Subtitle" style:master-page-name="Standard">
      <style:paragraph-properties fo:text-align="center" style:justify-single-word="false" style:page-number="1"/>
      <style:text-properties fo:font-weight="bold" style:font-weight-asian="bold"/>
    </style:style>
    <style:style style:name="T1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i96s6735h6q"/>Html Part 1</text:p>
      <text:p text:style-name="Standard"/>
      <text:p text:style-name="P1">Which element is used to define a discrete unit of content such as a blogpost, comment, and so</text:p>
      <text:p text:style-name="P1">on?</text:p>
      <text:p text:style-name="Standard">a) section</text:p>
      <text:p text:style-name="Standard">b) class</text:p>
      <text:p text:style-name="P3">c) article</text:p>
      <text:p text:style-name="Standard">d) none of the mentioned</text:p>
      <text:p text:style-name="Standard"/>
      <text:p text:style-name="Standard"/>
      <text:p text:style-name="P1">HTML5 documents may contain a ___________ element, which is used to set the header section</text:p>
      <text:p text:style-name="P1">of a document.</text:p>
      <text:p text:style-name="P3">a) header</text:p>
      <text:p text:style-name="Standard">b) footer</text:p>
      <text:p text:style-name="Standard">c) section</text:p>
      <text:p text:style-name="Standard">d) none of the mentioned.</text:p>
      <text:p text:style-name="Standard"/>
      <text:p text:style-name="Standard"/>
      <text:p text:style-name="P1">Which element may be used within content to represent material that is tangential?</text:p>
      <text:p text:style-name="P3">a) aside</text:p>
      <text:p text:style-name="Standard">b) cite</text:p>
      <text:p text:style-name="Standard">c) article</text:p>
      <text:p text:style-name="Standard">d) class</text:p>
      <text:p text:style-name="Standard"/>
      <text:p text:style-name="Standard"/>
      <text:p text:style-name="P1">____________ contains the navigation menu, or other navigation functionality for the page.</text:p>
      <text:p text:style-name="Standard">a) section</text:p>
      <text:p text:style-name="Standard">b) header</text:p>
      <text:p text:style-name="P3">c) nav</text:p>
      <text:p text:style-name="Standard">d) aside</text:p>
      <text:p text:style-name="Standard"/>
      <text:p text:style-name="Standard"/>
      <text:p text:style-name="P1">Which of the following attribute is used to display date/time content?</text:p>
      <text:p text:style-name="Standard">a) time</text:p>
      <text:p text:style-name="P3">b) datetime</text:p>
      <text:p text:style-name="Standard">c) date</text:p>
      <text:p text:style-name="Standard">d) year</text:p>
      <text:p text:style-name="Standard"/>
      <text:p text:style-name="Standard"/>
      <text:p text:style-name="P1">The element ___________ simply groups items within an enclosed dd tag, though it may</text:p>
      <text:p text:style-name="P1">associate them with a</text:p>
      <text:p text:style-name="P1">caption defined by a dt tag</text:p>
      <text:p text:style-name="P3"><text:soft-page-break/>a) object</text:p>
      <text:p text:style-name="Standard">b) figure</text:p>
      <text:p text:style-name="Standard">c) embed</text:p>
      <text:p text:style-name="Standard">d) none of the mentioned</text:p>
      <text:p text:style-name="Standard"/>
      <text:p text:style-name="Standard"/>
      <text:p text:style-name="P1">Which of the following element is used for highlighting content similarly to how a highlighter</text:p>
      <text:p text:style-name="P1">pen might be used on</text:p>
      <text:p text:style-name="P1">important text in a book?</text:p>
      <text:p text:style-name="Standard">a) em</text:p>
      <text:p text:style-name="Standard">b) strong</text:p>
      <text:p text:style-name="P3">c) mark</text:p>
      <text:p text:style-name="Standard">d) none of the mentioned.</text:p>
      <text:p text:style-name="Standard"/>
      <text:p text:style-name="Standard"/>
      <text:p text:style-name="P1">To insert a video, we use a video tag and set its src attribute to a local or remote URL containing</text:p>
      <text:p text:style-name="P1">a playable movie.</text:p>
      <text:p text:style-name="P3">a) True</text:p>
      <text:p text:style-name="Standard">b) False</text:p>
      <text:p text:style-name="Standard"/>
      <text:p text:style-name="Standard"/>
      <text:p text:style-name="P1">Which tag is used to encapsulate navigation and then style the elements appropriately as menu</text:p>
      <text:p text:style-name="P1">items?</text:p>
      <text:p text:style-name="Standard">a) ul</text:p>
      <text:p text:style-name="Standard">b) li</text:p>
      <text:p text:style-name="Standard">c) nav</text:p>
      <text:p text:style-name="P3">d) both a and b</text:p>
      <text:p text:style-name="Standard"/>
      <text:p text:style-name="Standard"/>
      <text:p text:style-name="P1"><text:s/>__________ can be used to advise the browser to download media content in the background to</text:p>
      <text:p text:style-name="P1">improve playback.</text:p>
      <text:p text:style-name="Standard">a) poster</text:p>
      <text:p text:style-name="P3">b) autobuffer</text:p>
      <text:p text:style-name="Standard">c) buffer</text:p>
      <text:p text:style-name="Standard">d) data-X</text:p>
      <text:p text:style-name="P1">The _________ element is used to render simple graphics such as line art, graphs, and other</text:p>
      <text:p text:style-name="P1">custom graphical</text:p>
      <text:p text:style-name="P1">elements on the client side.</text:p>
      <text:p text:style-name="Standard">a) metadata</text:p>
      <text:p text:style-name="Standard">b) css</text:p>
      <text:p text:style-name="P3">c) canvas</text:p>
      <text:p text:style-name="Standard">d) art</text:p>
      <text:p text:style-name="Standard"><text:soft-page-break/></text:p>
      <text:p text:style-name="Standard"/>
      <text:p text:style-name="P1">State true or False. “Prior to HTML5 in web market, traditionally, multimedia has been inserted</text:p>
      <text:p text:style-name="P1">with the concept of</text:p>
      <text:p text:style-name="P1">tag-based multimedia back”.</text:p>
      <text:p text:style-name="Standard">a) True</text:p>
      <text:p text:style-name="P3">b) False</text:p>
      <text:p text:style-name="Standard"/>
      <text:p text:style-name="P1"/>
      <text:p text:style-name="P1">Consider the following mark-up and answer the question that follow.</text:p>
      <text:p text:style-name="P1">&lt;source src="html_5.mp4" type="video/mp4"&gt;</text:p>
      <text:p text:style-name="P1">&lt;source src="html_5.ogv" type="video/ogg"&gt;</text:p>
      <text:p text:style-name="P1">What is the need to add multiple file formats for the same file?</text:p>
      <text:p text:style-name="Standard">a) To provide fallback support</text:p>
      <text:p text:style-name="Standard">b) To address the media support problem</text:p>
      <text:p text:style-name="P3">c) To provide fallback support &amp; address the media support problem</text:p>
      <text:p text:style-name="Standard">d) None of the mentioned</text:p>
      <text:p text:style-name="Standard"/>
      <text:p text:style-name="Standard"/>
      <text:p text:style-name="Standard"/>
      <text:p text:style-name="P1">Consider the markup and answer the question that follow.</text:p>
      <text:p text:style-name="P1">&lt;? controls autobuffer autoplay&gt;&lt;/?&gt;</text:p>
      <text:p text:style-name="P1">Which HTML5 element can replace the "?"?</text:p>
      <text:p text:style-name="Standard">a) &lt;audio&gt;</text:p>
      <text:p text:style-name="Standard">b) &lt;video&gt;</text:p>
      <text:p text:style-name="Standard">c) &lt;media&gt;</text:p>
      <text:p text:style-name="P3">d) both &lt;audio&gt; &amp; &lt;video&gt;</text:p>
      <text:p text:style-name="P3"/>
      <text:p text:style-name="Standard"/>
      <text:p text:style-name="P1">Which plugins can provide the fallback support for old browsers?</text:p>
      <text:p text:style-name="Standard">a) Flash</text:p>
      <text:p text:style-name="Standard">b) Quicktime</text:p>
      <text:p text:style-name="P3">c) Both Flash and Quicktime</text:p>
      <text:p text:style-name="Standard">d) none of the mentioned</text:p>
      <text:p text:style-name="P1">What more needs to be achieved to fulfil the promises of the Open Web Platform?</text:p>
      <text:p text:style-name="Standard">a) Security and Privacy</text:p>
      <text:p text:style-name="Standard">b) Performance and Tuning</text:p>
      <text:p text:style-name="Standard">c) Media and Real-Time Communications</text:p>
      <text:p text:style-name="P3">d) All of the mentioned</text:p>
      <text:p text:style-name="P3"/>
      <text:p text:style-name="Standard"/>
      <text:p text:style-name="P1">State whether the given statement is true or false. “HTML5 brings to the Web video and audio</text:p>
      <text:p text:style-name="P1">tracks without</text:p>
      <text:p text:style-name="P1">needing plugins”.</text:p>
      <text:p text:style-name="P3">a) True</text:p>
      <text:p text:style-name="Standard"><text:soft-page-break/>b) False</text:p>
      <text:p text:style-name="Standard"/>
      <text:p text:style-name="Standard"/>
      <text:p text:style-name="P1">Which protocol is supported by Android browsers?</text:p>
      <text:p text:style-name="Standard">a) HTTPS</text:p>
      <text:p text:style-name="P3">b) HLS</text:p>
      <text:p text:style-name="Standard">c) RTMP</text:p>
      <text:p text:style-name="Standard">d) FTP</text:p>
      <text:p text:style-name="Standard"/>
      <text:p text:style-name="Standard"/>
      <text:p text:style-name="P1"><text:s/>__________ is a JavaScript library that implements the most common user interface elements</text:p>
      <text:p text:style-name="P1">and interactions like</text:p>
      <text:p text:style-name="P1">sliders, accordions, tabs, and so on.</text:p>
      <text:p text:style-name="Standard">a) JavaScript</text:p>
      <text:p text:style-name="P3">b) JQuery UI</text:p>
      <text:p text:style-name="Standard">c) VTS</text:p>
      <text:p text:style-name="Standard">d) JCL</text:p>
      <text:p text:style-name="Standard"/>
      <text:p text:style-name="Standard"/>
      <text:p text:style-name="P1">In HTML Audio/Video DOM, __________ sets or returns whether the audio/video should be</text:p>
      <text:p text:style-name="P1">loaded when the page</text:p>
      <text:p text:style-name="P1">loads.</text:p>
      <text:p text:style-name="P3">a) preload</text:p>
      <text:p text:style-name="Standard">b) autoplay</text:p>
      <text:p text:style-name="Standard">c) buffered</text:p>
      <text:p text:style-name="Standard">d) controller</text:p>
      <text:p text:style-name="Standard"/>
      <text:p text:style-name="Standard"/>
      <text:p text:style-name="Standard"/>
      <text:p text:style-name="P1">Which of the following is not a HTML5 tag?</text:p>
      <text:p text:style-name="Standard">a) &lt;video&gt;</text:p>
      <text:p text:style-name="Standard">b) &lt;source&gt;</text:p>
      <text:p text:style-name="Standard">c) &lt;track&gt;</text:p>
      <text:p text:style-name="P3">d) &lt;slider&gt;</text:p>
      <text:p text:style-name="Standard"/>
      <text:p text:style-name="Standard"/>
      <text:p text:style-name="P1">What will happen if height and width of video are not set while video loads?</text:p>
      <text:p text:style-name="P3">a) page flickers</text:p>
      <text:p text:style-name="Standard">b) page does not load</text:p>
      <text:p text:style-name="Standard">c) page crash</text:p>
      <text:p text:style-name="Standard">d) none of the mentioned</text:p>
      <text:p text:style-name="Standard"/>
      <text:p text:style-name="Standard"/>
      <text:p text:style-name="P1">Which of the following HTML Video – Media Type is not supported in IE?</text:p>
      <text:p text:style-name="Standard">a) WebM</text:p>
      <text:p text:style-name="Standard"><text:soft-page-break/>b) MP4</text:p>
      <text:p text:style-name="P3">c) Ogg</text:p>
      <text:p text:style-name="Standard">d) None of the mentioned</text:p>
      <text:p text:style-name="Standard"/>
      <text:p text:style-name="Standard"/>
      <text:p text:style-name="P1">In HTML Audio/Video DOM, __________ sets or returns the default speed of the audio/video</text:p>
      <text:p text:style-name="P1">playback.</text:p>
      <text:p text:style-name="Standard">a) currentTime</text:p>
      <text:p text:style-name="Standard">b) duration</text:p>
      <text:p text:style-name="P3">c) defaultPlaybackRate</text:p>
      <text:p text:style-name="Standard">d) playbackRate</text:p>
      <text:p text:style-name="Standard"/>
      <text:p text:style-name="Standard"/>
      <text:p text:style-name="P1">In HTML Audio/Video DOM, __________ sets or returns the CORS settings of the audio/video.</text:p>
      <text:p text:style-name="Standard">a) currentTime</text:p>
      <text:p text:style-name="Standard">b) duration</text:p>
      <text:p text:style-name="Standard">c) defaultPlaybackRate</text:p>
      <text:p text:style-name="P3">d) crossOrigi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In HTML Audio/Video DOM, __________ returns a TimeRanges object representing the</text:p>
      <text:p text:style-name="P1">buffered parts of the</text:p>
      <text:p text:style-name="P1">audio/video.</text:p>
      <text:p text:style-name="Standard">a) preload</text:p>
      <text:p text:style-name="Standard">b) networkState</text:p>
      <text:p text:style-name="P3">c) buffered</text:p>
      <text:p text:style-name="Standard">d) controller</text:p>
      <text:p text:style-name="Standard"/>
      <text:p text:style-name="Standard"/>
      <text:p text:style-name="P1">There is an audio format supported across all browsers.</text:p>
      <text:p text:style-name="Standard">a) True</text:p>
      <text:p text:style-name="P3">b) False</text:p>
      <text:p text:style-name="Standard"/>
      <text:p text:style-name="Standard"/>
      <text:p text:style-name="P1">Which of the following tag is used for audio in HTML5?a) &lt;bgsound&gt;</text:p>
      <text:p text:style-name="P3">b) &lt;audio&gt;</text:p>
      <text:p text:style-name="Standard">c) &lt;video&gt;</text:p>
      <text:p text:style-name="Standard">d) &lt;canvas&gt;</text:p>
      <text:p text:style-name="Standard"/>
      <text:p text:style-name="Standard"/>
      <text:p text:style-name="P1"><text:soft-page-break/>Which tag is used to defines multiple media resources for media elements audio and video ?</text:p>
      <text:p text:style-name="P3">a) &lt;source&gt;</text:p>
      <text:p text:style-name="Standard">b) &lt;canvas&gt;</text:p>
      <text:p text:style-name="Standard">c) &lt;audio&gt;</text:p>
      <text:p text:style-name="Standard">d) None of the mentioned.</text:p>
      <text:p text:style-name="Standard"/>
      <text:p text:style-name="Standard"/>
      <text:p text:style-name="P1">Which of the following browser does not support wav file format?</text:p>
      <text:p text:style-name="Standard">a) Opera</text:p>
      <text:p text:style-name="Standard">b) Firefox</text:p>
      <text:p text:style-name="Standard">c) Chrome</text:p>
      <text:p text:style-name="P3">d) Internet Explore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3-31T14:32:23.950573374</dc:date>
    <meta:editing-duration>PT10M9S</meta:editing-duration>
    <meta:editing-cycles>1</meta:editing-cycles>
    <meta:document-statistic meta:table-count="0" meta:image-count="0" meta:object-count="0" meta:page-count="6" meta:paragraph-count="169" meta:word-count="792" meta:character-count="4438" meta:non-whitespace-character-count="3812"/>
  </office:meta>
</office:document-meta>
</file>